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ange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ange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ymas</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y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serv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serv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serv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ange de Maître se apparaît en lumière selon rêve à le à Ioseph disant· ayant été éveillé prends à côté le petit servant et la mère de lui et fuis envers Égypte et sois là jusqu'à ce que le cas échéant que je dise à toi· immine car Hérode chercher le petit servant de ce dépérir lui.</text:span> <text:span text:style-name="T2">14</text:span> <text:span text:style-name="T1">celui cependant ayant été éveillé prit à côté le petit serv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ange de Maître se apparaît en lumière selon rêve à le à Ioseph en à Égypte</text:span> <text:span text:style-name="T2">20</text:span> <text:span text:style-name="T1">disant· ayant été éveillé prends à côté le petit servant et la mère de lui et te va envers terre de Israël· ont morts car ceux cherchants la âme de le de petit servant.</text:span> <text:span text:style-name="T2">21</text:span> <text:span text:style-name="T1">celui cependant ayant été éveillé prit à côté le petit serv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y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éteigna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ange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anges vinrent vers et servaient à lui.</text:span> <text:span text:style-name="T2">12</text:span> <text:span text:style-name="T1">Ayant écouté cependant en ce que Ioannes fut transmis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ymas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fait mémoire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transmett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dépérisse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dépérisse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ymas,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angari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déperdition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ne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tell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dépérissons.</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dépéris·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ne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liés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transmis lui.</text:span> <text:span text:style-name="T2">5</text:span> <text:span text:style-name="T1">Ceux-ci les douze envoya le Iésous ayant annonc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dépéris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transmett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transmett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Transmett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dépérir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dépérira elle, et celui ayant dépéri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dépérisse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ange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servants à se étants assis en à les à agoras lesquels voix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transmis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conseil prirent contre de lui de telle manière que lui que dépérissent.</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lie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éress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liez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ange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ange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ange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lia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serv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le]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par le fait de.</text:span> </text:p>
      <text:p text:style-name="P4">MATTHIEU  15</text:p>
      <text:p text:style-name="Text_20_body"><text:span text:style-name="T2">1</text:span> <text:span text:style-name="T1">Alors se viennent vers à le à Iésous au loin de Ierosolymas Pharisiens et lettrés disants·</text:span> <text:span text:style-name="T2">2</text:span> <text:span text:style-name="T1">par le fait de quel les disciples de toi transgressent la transmission de les de plus anciens; non car se lavent les mains [de eux] lorsque le cas échéant pain que mangent.</text:span> <text:span text:style-name="T2">3</text:span> <text:span text:style-name="T1">celui cependant ayant été répondu dit à eux· par le fait de quel aussi vous vous transgressez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s-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dépéris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tels de sorte que fourrager foule tel;</text:span> <text:span text:style-name="T2">34</text:span> <text:span text:style-name="T1">et dit à eux le Iésous· combien grands? pains vous avez; ceux cependant dirent· sept et peu petits poissons.</text:span> <text:span text:style-name="T2">35</text:span> <text:span text:style-name="T1">et ayant annonc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serv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éress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mémor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lies sur de la de terre se sera ayant été lié en à les à cieux, et lequel si le cas échéant que tu délies sur de la de terre se sera ayant été délié en à les à cieux.</text:span> <text:span text:style-name="T2">20</text:span> <text:span text:style-name="T1">Alors se équipa en séparant à les à disciples afin que à ne pas un que disent en ce que lui est le Christ.</text:span> <text:span text:style-name="T2">21</text:span> <text:span text:style-name="T1">Au loin alors se origina le Iésous Christ montrer à les à disciples de lui en ce que lie lui envers Ierosolymas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dénie lui-même et lève le croix de lui et suive à moi.</text:span> <text:span text:style-name="T2">25</text:span> <text:span text:style-name="T1">lequel car si le cas échéant que veuille la âme de lui sauver dépérira elle· lequel cependant le cas échéant que dépérisse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ange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ne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lie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1">Ce-ci cependant le genre non se va au dehors si ne pas en à prière et à jeûne.</text:span> <text:span text:style-name="T2">22</text:span> <text:span text:style-name="T1">de Étants tournés ensemble cependant de eux en à la à Galilée dit à eux le Iésous· immine le fils de le de être humain être transmis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d'avance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servant dressa lui en à au milieu de eux</text:span> <text:span text:style-name="T2">3</text:span> <text:span text:style-name="T1">et dit· amen je dis à vous, si le cas échéant ne pas que vous soyez tourné et que vous vous deveniez comme les petits servants, non ne pas que vous veniez à l'intérieur envers la royauté de les de cieux.</text:span> <text:span text:style-name="T2">4</text:span> <text:span text:style-name="T1">lequel un quelconque donc baissera lui-même comme le petit servant ce-ci, celui-ci est le plus grand en à la à royauté de les de cieux.</text:span> <text:span text:style-name="T2">5</text:span> <text:span text:style-name="T1">et lequel si le cas échéant que se accepte un petit serv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anges de eux en à cieux par de tout regardent le face de le de père de moi de celui en à cieux.</text:span> <text:span text:style-name="T2">11</text:span> ⟦<text:span text:style-name="T1">vint car le fils de le de être humain sauver ce ayant dépéri.⟧</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dépérisse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liiez sur de la de terre se sera ayants étés liés en à ciel, et autant lesquels si le cas échéant que vous déliiez sur de la de terre se sera ayants étés déliés en à ciel.</text:span> <text:span text:style-name="T2">19</text:span> <text:span text:style-name="T1">De nouveau [amen] je dis à vous en ce que si le cas échéant deux que voix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liait aussi toi faire miséricorde le co-esclave de toi, comme et moi toi je fis miséricorde;</text:span> <text:span text:style-name="T2">34</text:span> <text:span text:style-name="T1">et ayant été mis en colère le Maître de lui transmit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conjoignit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rendu eunuques sous de les de êtres humains, et sont eunuques lesquels des quelconques rendirent eunuques eux-mêmes par le fait de la royauté de les de cieux. celui se pouvant placer place.</text:span> <text:span text:style-name="T2">13</text:span> <text:span text:style-name="T1">Alors furent apporté à lui petits servants afin que les mains que surpose à eux et que se prie· les cependant disciples survalorisèrent à eux.</text:span> <text:span text:style-name="T2">14</text:span> <text:span text:style-name="T1">le cependant Iésous dit· abandonnez les petits serv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au centuples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voix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voix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ymas prit à côté les douze [disciples] selon en propre et en à la à chemin dit à eux·</text:span> <text:span text:style-name="T2">18</text:span> <text:span text:style-name="T1">voici nous montons envers Ierosolymas, et le fils de le de être humain sera transmis à les à chefs sacrificateurs et à lettrés, et jugeront contre lui à trépas</text:span> <text:span text:style-name="T2">19</text:span> <text:span text:style-name="T1">et transmett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autoris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fais miséricorde nous, Maître, fils de Dauid.</text:span> <text:span text:style-name="T2">32</text:span> <text:span text:style-name="T1">et ayant dressé le Iésous voixa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ymas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liée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ymas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dépérira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dépérit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liés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conseil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ange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attachent de lien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liait faire et ces-là ne pas abandonner.</text:span> <text:span text:style-name="T2">24</text:span> <text:span text:style-name="T1">guides de chemin aveugles, ceux filtrants au-traver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acrasi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lie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transmett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transmett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ange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ange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transmit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transmi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transmi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liait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ange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ange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transmis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conseillèrent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déperdition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objet de mémoration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transmettrai lui; ceux cependant dressèrent à lui trente objets d'argents.</text:span> <text:span text:style-name="T2">16</text:span> <text:span text:style-name="T1">et au loin alors cherchait moment de bien afin que lui que transmett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transmett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transmettra.</text:span> <text:span text:style-name="T2">24</text:span> <text:span text:style-name="T1">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5</text:span> <text:span text:style-name="T1">ayant été répondu cependant Iouda celui transmett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voixer trois fois tu te dénieras moi.</text:span> <text:span text:style-name="T2">35</text:span> <text:span text:style-name="T1">dit à lui le Pierre· et si que lie moi avec à toi mourir loin, non ne pas toi je me dénierai.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transmis envers mains de fauteurs.</text:span> <text:span text:style-name="T2">46</text:span> <text:span text:style-name="T1">soyez éveillés que nous conduisions· voici a approché celui transmett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transmett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dépériront.</text:span> <text:span text:style-name="T2">53</text:span> <text:span text:style-name="T1">ou tu estimes en ce que non je me puis appeler à côté le père de moi, et dressera à côté à moi à l'instant plus nombreusement douze légions de anges;</text:span> <text:span text:style-name="T2">54</text:span> <text:span text:style-name="T1">comment? donc que soient fait plénitude les graphes en ce que ainsi lie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voixa.</text:span> <text:span text:style-name="T2">75</text:span> <text:span text:style-name="T1">et fut fait mémoire le Pierre de le de oral de Iésous de ayant dit en ce que avant coq voixer trois fois tu te dénieras moi· et ayant sorti au-dehors pleura amèrement.</text:span> </text:p>
      <text:p text:style-name="P4">MATTHIEU  27</text:p>
      <text:p text:style-name="Text_20_body"><text:span text:style-name="T2">1</text:span> <text:span text:style-name="T1">de Matinée cependant de se ayante devenue conseil prirent tous les chefs sacrificateurs et les plus anciens de le de peuple contre de le de Iésous de sorte que mettre à trépas lui·</text:span> <text:span text:style-name="T2">2</text:span> <text:span text:style-name="T1">et ayants liés lui conduisirent au loin et transmirent à Pilatus à le à gouverneur.</text:span> <text:span text:style-name="T2">3</text:span> <text:span text:style-name="T1">Alors ayant vu Iouda celui transmettant lui en ce que fut jugé contre, ayant été repenti tourna les trente objets d'argents à les à chefs sacrificateurs et à plus anciens</text:span> <text:span text:style-name="T2">4</text:span> <text:span text:style-name="T1">disant· je fautai ayant transmis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conseil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transmirent lui.</text:span> <text:span text:style-name="T2">19</text:span> <text:span text:style-name="T1">de Se étant assis cependant de lui sur de le de estrade envoya vers lui la femme de lui disante· n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dépérissent.</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transmit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angari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voixe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fait mémoire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ange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ange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conseil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ange de moi d'avant de face de toi, lequel préparera de haut en bas la chemin de toi·</text:span> <text:span text:style-name="T2">3</text:span> <text:span text:style-name="T1">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anges servaient à lui.</text:span> <text:span text:style-name="T2">14</text:span> <text:span text:style-name="T1">Après cependant ce être transmis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dépérir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voixé à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ne pas un ne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dépéri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conseil donnaient contre de lui de telle manière que lui que dépérissent.</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ymas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transmit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ymas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lie,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transmett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dépérissons;</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lier</text:span> <text:span text:style-name="T2">4</text:span> <text:span text:style-name="T1">par le fait de ce lui souvent à entraves et à chaînes avoir été lié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ne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servant non mourut loin mais dort de haut en bas.</text:span> <text:span text:style-name="T2">40</text:span> <text:span text:style-name="T1">et riaient de haut en bas de lui. lui cependant ayant éjecté tous prend à côté le père de le de petit servant et la mère et ceux avec de lui et se va à l'intérieur là où était le petit servant.</text:span> <text:span text:style-name="T2">41</text:span> <text:span text:style-name="T1">et ayant saisi avec force de la de main de le de petit serv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n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annonça à côté à eux afin que n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lia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ymas.</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transmî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serv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serv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ne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annonc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mémor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ne pas un que disent autour de lui.</text:span> <text:span text:style-name="T2">31</text:span> <text:span text:style-name="T1">Et se origina enseigner eux en ce que lie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dénie lui-même et lève le croix de lui et suive à moi.</text:span> <text:span text:style-name="T2">35</text:span> <text:span text:style-name="T1">lequel car si le cas échéant que veuille la âme de lui sauver dépérira elle· lequel cependant le cas échéant dépérira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éresse et à fauteuse, aussi le fils de le de être humain sera eu honte sur lui, lorsque le cas échéant que vienne en à la à gloire de le de père de lui avec de les de ange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ne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lie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dépérisse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serv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transmis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voixa les douze et dit à eux· si un quelconque veut premier être, se sera de tous dernier et de tous serviteur.</text:span> <text:span text:style-name="T2">36</text:span> <text:span text:style-name="T1">et ayant pris petit servant dressa lui en à au milieu de eux et se ayant pris dans ses bras lui dit à eux·</text:span> <text:span text:style-name="T2">37</text:span> <text:span text:style-name="T1">lequel le cas échéant un de les de tels de petits serv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dépérisse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éteigna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conjoignit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servants afin que de eux que se touche· les cependant disciples survalorisèrent à eux.</text:span> <text:span text:style-name="T2">14</text:span> <text:span text:style-name="T1">ayant vu cependant le Iésous irrita beaucoup et dit à eux· abandonnez les petits servants se venir vers moi, et ne pas empêchez eux, de les car de tels est la royauté de le de Dieu.</text:span> <text:span text:style-name="T2">15</text:span> <text:span text:style-name="T1">amen je dis à vous, lequel le cas échéant ne pas que se accepte la royauté de le de Dieu comme petit serv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au centuples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ymas,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ymas, et le fils de le de être humain sera transmis à les à chefs sacrificateurs et à les à lettrés, et jugeront contre lui à trépas et transmett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autoris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voixez lui. et voixent le aveugle disants à lui· aie courage, éveille, voixe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ymas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lié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lié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ymas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ne pas un fruit que mange. et écoutaient les disciples de lui.</text:span> <text:span text:style-name="T2">15</text:span> <text:span text:style-name="T1">Et se viennent envers Ierosolymas.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dépérissent·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ymas.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dépérira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ange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écoutes de guerres, ne pas soyez bruissés· lie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transmettront vous envers sanhédrins et envers synagogues vous serez pelé et sur de gouverneurs et de rois vous serez dressé à cause de moi envers témoignage à eux.</text:span> <text:span text:style-name="T2">10</text:span> <text:span text:style-name="T1">et envers tous les ethnies premièrement lie être annoncé le évangile.</text:span> <text:span text:style-name="T2">11</text:span> <text:span text:style-name="T1">et lorsque le cas échéant que conduisent vous transmett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transmett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lie,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ange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ange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déperdition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objet de mémoration de elle.</text:span> <text:span text:style-name="T2">10</text:span> <text:span text:style-name="T1">Et Iouda Iskariote le un de les de douze éloigna vers les chefs sacrificateurs afin que lui que transmette à eux.</text:span> <text:span text:style-name="T2">11</text:span> <text:span text:style-name="T1">ceux cependant ayants écoutés furent été de joie et se promirent à lui objet d'argent donner. et cherchait comment? lui en bien moment que transmett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transmett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voixer trois fois moi tu te dénieras.</text:span> <text:span text:style-name="T2">31</text:span> <text:span text:style-name="T1">celui cependant surabondamment à l'excès bavardait· si le cas échéant que lie moi mourir loin avec à toi, non ne pas toi je me dénierai.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transmis le fils de le de être humain envers les mains de les de fauteurs.</text:span> <text:span text:style-name="T2">42</text:span> <text:span text:style-name="T1">soyez éveillés que nous conduisions· voici celui transmett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transmett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voixa].</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voixa. Et fut remémoré le Pierre le oral comme dit à lui le Iésous en ce que avant coq voixer doublement trois fois moi tu te dénieras· et ayant surjeté pleurait.</text:span> </text:p>
      <text:p text:style-name="P4">MARC  15</text:p>
      <text:p text:style-name="Text_20_body"><text:span text:style-name="T2">1</text:span> <text:span text:style-name="T1">Et directement matinalement conseil ayants faits les chefs sacrificateurs avec de les de plus anciens et de lettrés et tout entier le sanhédrin, ayants liés le Iésous portèrent au loin et transmi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lié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transmis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transmit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angari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voixe.</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ymas.</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transmi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ange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ange·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ange· selon quel je me connaîtrai ce-ci; moi car je suis homme ancien et la femme de moi ayante avancée en à les à journées de elle.</text:span> <text:span text:style-name="T2">19</text:span> <text:span text:style-name="T1">et ayant été répondu le ange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ange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ange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ange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ange· comment? se sera ce-ci, puisque homme non je connais;</text:span> <text:span text:style-name="T2">35</text:span> <text:span text:style-name="T1">et ayant été répondu le ange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ange.</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voixa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fait mémoire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serv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serv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fait mémoire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serv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serv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ange de Maître présenta à eux et gloire de Maître brilla autour eux, et furent effrayé effroi grand.</text:span> <text:span text:style-name="T2">10</text:span> <text:span text:style-name="T1">et dit à eux le ange·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ange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ange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serv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ange d'avant de ce être pris ensemble lui en à la à cavité ventrale.</text:span> <text:span text:style-name="T2">22</text:span> <text:span text:style-name="T1">Et lorsque furent rempli les journées de le de purification de eux selon le loi de Môusês, conduisirent de bas en haut lui envers Ierosolymas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serv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aire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serv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lie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aire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ne pas un plus nombreusement à côté ce ayant été ordonné au-travers à vous pratiquez.</text:span> <text:span text:style-name="T2">14</text:span> <text:span text:style-name="T1">surinterrogeaient cependant lui aussi se guerroyants en soldat disants· quel que nous fassions aussi nous; et dit à eux· ne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éteigna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transmis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ange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voix à grande·</text:span> <text:span text:style-name="T2">34</text:span> <text:span text:style-name="T1">ah, quel à nous et à toi, Iésous Nazarénien; tu vins dépérir nous; j'ai su toi quel tu es, le saint de le de Dieu.</text:span> <text:span text:style-name="T2">35</text:span> <text:span text:style-name="T1">et survalorisa à lui le Iésous disant· sois muselé et sors au loin de lui. et ayant flanqué lui le démon envers le au milieu sortit au loin de lui ne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lie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abîm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lié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annonça à côté à lui à ne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voixera ensemble le surjet ce au loin de le de nouveau.</text:span> <text:span text:style-name="T2">37</text:span> <text:span text:style-name="T1">et aucun jette vin jeune envers outres vieux· si cependant ne pas du moins, fracassera le vin le jeune les outres et lui sera déversé et les outres se dépériront·</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dépérir;</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voix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ne pas un désespérants·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par le fait de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tell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ange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ange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servants à ces en à agora à se étants assis et à voix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au centuple. ces-ci disant voixait·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dépérissons.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voix à grande dit· quel à moi et à toi, Iésous fils de le de Dieu de le de très haut; je me lie de toi, ne pas moi que tu tortures.</text:span> <text:span text:style-name="T2">29</text:span> <text:span text:style-name="T1">annonça à côté car à le à souffle à le à impur sortir au loin de le de être humain. à nombreux car à temps avait ravi avec lui et était attaché de lien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liait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voixa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annonça à côté à eux à ne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ne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annonça à côté à ne pas un dire ce-ci</text:span> <text:span text:style-name="T2">22</text:span> <text:span text:style-name="T1">ayant dit en ce que lie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dépérira elle· lequel cependant le cas échéant que dépérisse la âme de lui à cause de moi celui-ci sauvera elle.</text:span> <text:span text:style-name="T2">25</text:span> <text:span text:style-name="T1">quel car est profité être humain ayant gagné le monde tout entier lui-même cependant ayant dépéri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ange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voix se devint hors de la de nuée disante· celui-ci est le fils de moi celui ayant été élu, de lui écoutez.</text:span> <text:span text:style-name="T2">36</text:span> <text:span text:style-name="T1">et en à ce se devenir la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e lie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lié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transmis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servant dressa lui à côté à lui-même</text:span> <text:span text:style-name="T2">48</text:span> <text:span text:style-name="T1">et dit à eux· lequel si le cas échéant que se accepte ce-ci le petit serv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ange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liés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ne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transmis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serv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liait faire et ces-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dépéri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anges de le de Dieu·</text:span> <text:span text:style-name="T2">9</text:span> <text:span text:style-name="T1">celui cependant se ayant nié moi en devant de les de êtres humains sera dénié en devant de les de ange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lie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transmett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dépérirez.</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dépérirez.</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voix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lie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lia le Satanas voici dix et huit ans, non liait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ymas.</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lie moi aujourd'hui et demain et à celle à se ayante se aller, en ce que non se est acceptable prophète se dépérir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voixe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dépéri hors de eux un non laisse en contrebas les quatre-vingt-dix neuf en à la à déserte et se va sur ce ayant dépéri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dépéri.</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dépérisse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dépéris.</text:span> <text:span text:style-name="T2">10</text:span> <text:span text:style-name="T1">ainsi, je dis à vous, se devient joie en devant de les de ange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dépéris.</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dépéri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tant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liait, en ce que le frère de toi celui-ci mort était et vécut, et ayant dépéri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voixé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ange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voixé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fait mémoire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lie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dépérit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dépérit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mémorez de la de femme de Lot.</text:span> <text:span text:style-name="T2">33</text:span> <text:span text:style-name="T1">lequel si le cas échéant que cherche la âme de lui se produire autour dépérira elle, lequel cependant le cas échéant que dépérisse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lier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servants se venir vers moi et ne pas empêchez eux, de les car de tels est la royauté de le de Dieu.</text:span> <text:span text:style-name="T2">17</text:span> <text:span text:style-name="T1">amen je dis à vous, lequel le cas échéant ne pas que se accepte la royauté de le de Dieu comme petit serv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manqu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transmis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lie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dépéri.</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voixé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ymas.</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lié,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dépérir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dépérira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transmettre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lie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transmett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transmis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dépérisse.</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liants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transmette lui.</text:span> <text:span text:style-name="T2">5</text:span> <text:span text:style-name="T1">et furent été de joie et se posèrent ensemble à lui objet d'argent donner.</text:span> <text:span text:style-name="T2">6</text:span> <text:span text:style-name="T1">et avoua à l'excès, et cherchait moment de bien de ce transmettre lui à l’écart de foule à eux.</text:span> <text:span text:style-name="T2">7</text:span> <text:span text:style-name="T1">Vint cependant la journée de les de sans levains, [en] à laquelle liait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remémoration.</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transmettant moi avec de moi sur de la de table.</text:span> <text:span text:style-name="T2">22</text:span> <text:span text:style-name="T1">en ce que le fils certes de le de être humain selon ce ayant été limité se va, toutefois Ouai à le à être humain à celui-là par de lequel est transmis.</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autorisants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lié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voixera aujourd'hui coq jusqu'à ce que trois fois moi tu te dénieras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lie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ange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transmet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voixa coq.</text:span> <text:span text:style-name="T2">61</text:span> <text:span text:style-name="T1">et ayant été tourné le Maître entra regard à le à Pierre, et fut fait mémoire du dessous le Pierre de le de oral de le de Maître comme dit à lui en ce que avant coq voixer aujourd'hui tu te dénieras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ymas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voixa auprès à eux voulant délier au loin le Iésous.</text:span> <text:span text:style-name="T2">21</text:span> <text:span text:style-name="T1">ceux cependant voix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voix à grandes se demandants lui être crucifié, et avaient la ténacité de haut en bas les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transmit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fait mémoire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voixé à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faits mémoire comme bavarda à vous encore étant en à la à Galilée</text:span> <text:span text:style-name="T2">7</text:span> <text:span text:style-name="T1">disant le fils de le de être humain en ce que lie être transmis envers mains de êtres humains de fauteurs et être crucifié et à la à troisième à journée redresser.</text:span> <text:span text:style-name="T2">8</text:span> <text:span text:style-name="T1">et furent fait mémoire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transmi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ange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liait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lie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ymas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voixer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ange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voixe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ymas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fait mémoire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fait mémoire les disciples de lui en ce que ce-ci disait, et crurent à la à graphe et à le à discours lequel dit le Iésous.</text:span> <text:span text:style-name="T2">23</text:span> <text:span text:style-name="T1">Comme cependant était en à les à Ierosolymas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lie vous être engendré d'en haut.</text:span> <text:span text:style-name="T2">8</text:span> <text:span text:style-name="T1">le souffle là où veut souffle et la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lie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dépérisse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voix de le de époux. celle-ci donc la joie la mienne a été fait plénitude.</text:span> <text:span text:style-name="T2">30</text:span> <text:span text:style-name="T1">celui-là lie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Liait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voixe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ymas est le lieu là où prosterner vers lie.</text:span> <text:span text:style-name="T2">21</text:span> <text:span text:style-name="T1">dit à elle le Iésous· crois à moi, femme, en ce que se vient heure lorsque ni en à le à montagne à ce-ci ni en à Ierosolymas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lie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ymas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serv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ymas.</text:span> <text:span text:style-name="T2">2</text:span> <text:span text:style-name="T1">Est cependant en à les à Ierosolymas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tel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dépérisse.</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dépérissante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dépérisse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transmett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transmettre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lie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voixèrent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Voixèrent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voix de lui écoute et les en propres brebis voixe selon nom et conduit dehors eux.</text:span> <text:span text:style-name="T2">4</text:span> <text:span text:style-name="T1">lorsque le cas échéant les en propres tous que éjecte, en devers de eux se va et les brebis à lui suit, en ce que ont su la voix de lui·</text:span> <text:span text:style-name="T2">5</text:span> <text:span text:style-name="T1">à d'autrui cependant non ne pas que suivent, mais se fuiront au loin de lui, en ce que non ont su de les de d'autruis la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dépérisse·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s-là lie moi conduire et de la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ymas,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voix de moi écoutent, et moi je connais eux et suivent à moi,</text:span> <text:span text:style-name="T2">28</text:span> <text:span text:style-name="T1">et moi je donne à eux vie éternelle et non ne pas que se dépérissent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ymas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voixa Mariam la soeur de elle en omission ayante dite· le enseignant est à côté et voixe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voix à grande cria· Lazare, viens ici au-dehors.</text:span> <text:span text:style-name="T2">44</text:span> <text:span text:style-name="T1">sortit celui ayant mort ayant été lié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dépérisse.</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ymas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transmettre·</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ymas</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fait mémoire en ce que ces-ci était sur à lui ayants étés graphés et ces-ci firent à lui.</text:span> <text:span text:style-name="T2">17</text:span> <text:span text:style-name="T1">Témoignait donc le foule celui étant avec de lui lorsque le Lazare voixa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dépérit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voix hors de le de ciel· et je glorifiai et de nouveau je glorifierai.</text:span> <text:span text:style-name="T2">29</text:span> <text:span text:style-name="T1">le donc foule celui ayant dressé et ayant écouté disait tonnerre avoir devenu, autres disaient· ange à lui a bavardé.</text:span> <text:span text:style-name="T2">30</text:span> <text:span text:style-name="T1">fut répondu Iésous et dit· non par le fait de moi la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lie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Tants cependant de lui signes de ayant fait en devers de eux non croyaient envers lui,</text:span> <text:span text:style-name="T2">38</text:span> <text:span text:style-name="T1">afin que le discours de Ésaïa de le de prophète que soit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transmett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transmett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voixez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transmett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voixe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tel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fera mémoire du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mémor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mémor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servant, non plus mémore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dépérit si ne pas le fils de la de déperdition,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transmett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transmett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dépéris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lièrent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conseillé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lié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voixa.</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transmî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voixa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transmi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transmis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transmis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transmit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transmit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lièrent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lie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ange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serv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tel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transmett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lu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annonça à côté à eux au loin de Ierosolymas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liait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lie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transgressa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déclarer un son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ô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voix de lui et se déclara un son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transmî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lie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péri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lie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ne pas un de êtres humains.</text:span> <text:span text:style-name="T2">18</text:span> <text:span text:style-name="T1">Et ayants appelés eux annoncèrent à côté ce absolument ne pas se déclar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ne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liés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tant le emplacement vous vous redonnâtes; celle cependant dit· oui, de tant.</text:span> <text:span text:style-name="T2">9</text:span> <text:span text:style-name="T1">le cependant Pierre vers elle· quel en ce que fut voix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Ange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annonciation d'à côté nous annonç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origine lie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origine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dépérit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annonc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transmit à nous Môusês.</text:span> <text:span text:style-name="T2">15</text:span> <text:span text:style-name="T1">et ayants regardés fixement envers lui tous ceux se siégeants en à le à sanhédrin virent le face de lui comme si face de ange.</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ange en à flamme de feu de buisson de ronce.</text:span> <text:span text:style-name="T2">31</text:span> <text:span text:style-name="T1">le cependant Môusês ayant vu étonna le vision, de se venant vers cependant de lui intelliger complètement se devint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ange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ange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transmit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ange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ymas,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transmett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ymas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déperdition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lié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liés vous au-dessus de moi vers le Maître de telle manière que ne pas un que vienne sur sur moi de lesquels vous avez dit.</text:span> <text:span text:style-name="T2">25</text:span> <text:span text:style-name="T1">Ceux certes donc se ayants passés témoignage et ayants bavardés le discours de le de Maître retournaient en arrière envers Ierosolymas, nombreuses en outre villages de les de Samaritains se évangélisaient.</text:span> <text:span text:style-name="T2">26</text:span> <text:span text:style-name="T1">Ange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e lie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liés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lie faire.</text:span> <text:span text:style-name="T2">7</text:span> <text:span text:style-name="T1">les cependant hommes ceux cheminants avec à lui avaient dressé muets, écoutants certes de la de voix ne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lier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lie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liés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conseillèrent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voixé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liant de le de Dieu par de tout,</text:span> <text:span text:style-name="T2">3</text:span> <text:span text:style-name="T1">vit en à vision visiblement comme si autour heure neuvième de la de journée ange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objet de mémoration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ange celui bavardant à lui, ayant voixé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voixés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ne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ange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ne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fait mémoire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annonç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ne pas un ayant jugé à travers. vinrent cependant avec à moi aussi les six frères ceux-ci et nous vînmes à l'intérieur envers le maison de le de homme.</text:span> <text:span text:style-name="T2">13</text:span> <text:span text:style-name="T1">rapporta annonce cependant à nous comment? vit [le] ange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fait mémoire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ne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ymas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transmis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lié à chaînes à deux gardiens en outre d'avant de la de porte gardaient la gardiennage.</text:span> <text:span text:style-name="T2">7</text:span> <text:span text:style-name="T1">et voici ange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ange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ange·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ange au loin de lui.</text:span> <text:span text:style-name="T2">11</text:span> <text:span text:style-name="T1">Et le Pierre en à lui-même se ayant devenu dit· maintenant j'ai su vraiment en ce que envoya dehors [le] Maître le ange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ange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voixait sur· de Dieu voix et non de être humain.</text:span> <text:span text:style-name="T2">23</text:span> <text:span text:style-name="T1">instantanément cependant percuta lui ange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ymas.</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voix de les de prophètes celles selon tout sabbat étantes prises connaissance ayants jugés firent plénitude,</text:span> <text:span text:style-name="T2">28</text:span> <text:span text:style-name="T1">et ne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voix· redresse sur les pieds de toi droit. et se bondit et piétinait autour.</text:span> <text:span text:style-name="T2">11</text:span> <text:span text:style-name="T1">les en outre foules ayants vus lequel fit Paulus surélevèrent la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lie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transmi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ymas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lie circoncire eux annonc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voix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transmi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ne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transmis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transmettaient à eux gardienner les dogmes ces ayants étés jugés sous de les de envoyés et de plus anciens de ceux en à Ierosolymas.</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annonc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annoncés à côté à le à geôlier en sécurité garder eux.</text:span> <text:span text:style-name="T2">24</text:span> <text:span text:style-name="T1">lequel annonciation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voixa cependant à voix à grande [le] Paulus disant· ne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lie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liait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annonc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ymas ayant dit en ce que après ce se devenir moi là lie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liant est vous ayants étés équipés de haut en bas subsister et ne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n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ymas.</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lié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mémor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lie se prendre contre de ceux de étants infirme, mémore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ymas.</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lié de lui-même les pieds et les mains dit· cependant ceux-ci dit le souffle le saint· le homme de lequel est la ceinture celle-ci, ainsi lieront en à Ierousalem les Ioudaiens et transmett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lié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ymas·</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ymas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lié à chaînes à deux, et se enquérait quel que soit et quel est ayant fait.</text:span> <text:span text:style-name="T2">34</text:span> <text:span text:style-name="T1">autres cependant autre un quelconque voix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e lie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voix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voix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attachant de lien et transmett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liés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voix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lié.</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ange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ange;</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lie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n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annoncé à côté à ne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par le fait de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ne pas un cependant digne de trépas ou de liens ayant appel en accusation.</text:span> <text:span text:style-name="T2">30</text:span> <text:span text:style-name="T1">de ayante étée indiquée cependant à moi de complot envers le homme se avoir à être immédiatement je mandai vers toi ayant annonc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liait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ne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forc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lié.</text:span> </text:p>
      <text:p text:style-name="P4">ACTES  25</text:p>
      <text:p text:style-name="Text_20_body"><text:span text:style-name="T2">1</text:span> <text:span text:style-name="T1">Festus donc ayant surmonté à la à éparchie après trois journées monta envers Ierosolymas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ymas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ymas ayant monté là autour de ces-ci être jugé sur de moi;</text:span> <text:span text:style-name="T2">10</text:span> <text:span text:style-name="T1">dit cependant le Paulus· sur de le de estrade de Kaesar ayant dressé je suis, où moi lie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conseil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ymas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ne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ymas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ymas et ici-même beuglants ne pas lier lui vivre ne pas plus.</text:span> <text:span text:style-name="T2">25</text:span> <text:span text:style-name="T1">moi cependant je me pris de haut en bas ne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e lie éloignement de fureur écouter de moi.</text:span> <text:span text:style-name="T2">4</text:span> <text:span text:style-name="T1">La certes donc manière d'existence de moi [celle] hors de jeunesse celle au loin de origine se ayante devenue en à le à ethnie de moi en en outre à Ierosolymas ont su tous [les] Ioudaiens</text:span> <text:span text:style-name="T2">5</text:span> <text:span text:style-name="T1">connaissants avant moi d'en haut, si le cas échéant que veuillent témoigner, en ce que selon la plus exacte hérésie de la de nô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lier nombreux aux encontres pratiquer,</text:span> <text:span text:style-name="T2">10</text:span> <text:span text:style-name="T1">lequel aussi je fis en à Ierosolymas,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ymas,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voix déclare· tu te délires, Paulus· les nombreux toi lettres envers manie tourne autour.</text:span> <text:span text:style-name="T2">25</text:span> <text:span text:style-name="T1">le cependant Paulus· non je me délire, déclare, très fort Festus, mais de vérité et de émotion saine oraux je me déclare un son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transmett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liait certes, O hommes, ayants obéis à l'origine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ange</text:span> <text:span text:style-name="T2">24</text:span> <text:span text:style-name="T1">disant· ne pas te effraie, Paulus, à Kaesar toi lie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lie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ne pas un se ayants pris auprès.</text:span> <text:span text:style-name="T2">34</text:span> <text:span text:style-name="T1">c'est pourquoi j'appelle à côté vous prendre avec au-delà de nourriture· ce-ci car vers de la de votre de sauvetage subsiste, de aucun car de vous cheveu au loin de la de tête se dépérira.</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par le fait de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par le fait de sur la terre.</text:span> </text:p>
      <text:p text:style-name="P4">ACTES  28</text:p>
      <text:p text:style-name="Text_20_body"><text:span text:style-name="T2">1</text:span> <text:span text:style-name="T1">Et ayants étés sauvés par le fait de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par le fait de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ne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ymas je fus transmis envers les mains de les de Romains,</text:span> <text:span text:style-name="T2">18</text:span> <text:span text:style-name="T1">lesquels des quelconques ayants jugés de bas en haut moi se avaient dessein délier au loin par le fait de ce n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non consonants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aire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liant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transmit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transmit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liait de la de égarement de eux en à eux-mêmes recevants.</text:span> <text:span text:style-name="T2">28</text:span> <text:span text:style-name="T1">Et de haut en bas comme non éprouvèrent le Dieu avoir en à reconnaissance, transmit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détest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dépériront,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transmis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transmis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lié à loi· si le cas échéant cependant que meure loin le homme, a été rendu complètement sans travail au loin de le de loi de le de homme.</text:span> <text:span text:style-name="T2">3</text:span> <text:span text:style-name="T1">par conséquent donc de vivant de le de homme adultéresse négociera du besoin si le cas échéant que se devienne à homme à autre-différent· si le cas échéant cependant que meure loin le homme, libre est au loin de le de loi, de ce ne pas être elle adultéress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lie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transmit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ange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e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déperdition,</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hors de écoute, la cependant écout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lie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le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ne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Ne pas un ne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dépéris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ô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ne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dépérissants folie est, à ceux cependant à étants sauvés à nous puissance de Dieu est.</text:span> <text:span text:style-name="T2">19</text:span> <text:span text:style-name="T1">a été graphé car· je dépérirai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Ne 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n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ange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transmettre le tel à le à Satanas envers périssement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ange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autoris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autorise mais le homme, semblablement cependant aussi le homme de le de en propre de corps non autorise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acrasi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ont force intérieure, marient, meilleur car est marier ou être brûlé au feu.</text:span> <text:span text:style-name="T2">10</text:span> <text:span text:style-name="T1">à Ceux cependant à ayants mariés j'annonc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lié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lié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lie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dépéri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a force intérieure,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dépéri.</text:span> <text:span text:style-name="T2">10</text:span> <text:span text:style-name="T1">ni cependant murmurez, tout comme des quelconques de eux murmurèrent et se dépérirent sous de le de périss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ne pas un ce de lui-même cherche mais ce de le de autre-différent.</text:span> <text:span text:style-name="T2">25</text:span> <text:span text:style-name="T1">Tout ce en à marché à viande étant troqué mangez ne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ne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fait mémoire et, de haut en bas comme je transmis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ange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annonç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lie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transmis à vous, en ce que le Maître Iésous en à la à nuit à laquelle était transmis prit pain</text:span> <text:span text:style-name="T2">24</text:span> <text:span text:style-name="T1">et ayant rendu grâce cassa et dit· ce-ci de moi est le corps ce au-dessus de vous· ce-ci faites envers la mienne remémoration.</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remémoration.</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ange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transmett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tants si que obtienne genres de voix sont en à monde et aucun sans voix·</text:span> <text:span text:style-name="T2">11</text:span> <text:span text:style-name="T1">si le cas échéant donc ne pas que j'ai su la puissance de la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serv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transmis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dépérirent.</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transmette la royauté à le à Dieu aussi à père, lorsque le cas échéant que rende complètement sans travail toute origine et toute autorité et puissance.</text:span> <text:span text:style-name="T2">25</text:span> <text:span text:style-name="T1">lie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Lie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liait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dépérissants,</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miroitants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dépérissants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dépérissants,</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transmi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lie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lions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Ne pas une en à ne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n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ne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liants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e lie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ne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ange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lie,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lie,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ange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ne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ange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tournure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ymas vers les d'avant de moi envoyés, mais j'éloignai envers Arabie et de nouveau je retournai en arrière envers Damas.</text:span> <text:span text:style-name="T2">18</text:span> <text:span text:style-name="T1">Ensuite après ans trois je vins de bas en haut envers Ierosolymas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ymas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mémor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transmis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écoute de croyance;</text:span> <text:span text:style-name="T2">3</text:span> <text:span text:style-name="T1">ainsi inintelligents vous êtes, se ayants originés dedans à souffle maintenant à chair vous vous achevez au-dessus;</text:span> <text:span text:style-name="T2">4</text:span> <text:span text:style-name="T1">tants vous souffrîtes sans cause; si du moins aussi sans cause.</text:span> <text:span text:style-name="T2">5</text:span> <text:span text:style-name="T1">celui donc fournissant comme chorège au dessus à vous le souffle et énergisant puissances en à vous, hors de travaux de loi ou hors de écout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ange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e lie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ange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forc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n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ne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mémor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transmi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tournure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transmit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Ne 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transmit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for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aire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lie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ne pas un sous de ceux de se couchants contre, laquelle une quelconque est à eux indication de déperdition,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ne 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déperdition,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ne 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n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ne pas un vous décerne le prix de haut en bas voulant en à basse émotion et à religion de les de ange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lié,</text:span> <text:span text:style-name="T2">4</text:span> <text:span text:style-name="T1">afin que que je rende visible lui comme lie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lie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mémor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mémor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rester en attente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mémor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n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liants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lie vous piétiner autour et plaire à Dieu, de haut en bas comme aussi vous piétinez autour, afin que que vous surabondiez davantage.</text:span> <text:span text:style-name="T2">2</text:span> <text:span text:style-name="T1">vous avez su car quelles annonciation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le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annonçâmes à côté,</text:span> <text:span text:style-name="T2">12</text:span> <text:span text:style-name="T1">afin que que vous piétiniez autour élégamment vers ceux au-dehors et de n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voix de archange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périssement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ange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périssement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ne pas un manière. en ce que si le cas échéant ne pas que vienne la apostasie premièrement et que soit découvert le être humain de la de illégalité, le fils de la de déperdition,</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mémor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dépérissants,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annonç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annonç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lie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annoncions à côté à vous, en ce que si un quelconque non veut se mettre au travail ni cependant mange.</text:span> <text:span text:style-name="T2">11</text:span> <text:span text:style-name="T1">Nous écoutons car des quelconques piétinants autour en à vous désordonnément ne pas un se mettants au travail mais se mettants au travail autour·</text:span> <text:span text:style-name="T2">12</text:span> <text:span text:style-name="T1">à les cependant à tels nous annonç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annonc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annonciation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annonciation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transmis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conduisions au travers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lie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lie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lie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ange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Annonce à côté ces-ci et enseigne.</text:span> <text:span text:style-name="T2">12</text:span> <text:span text:style-name="T1">Ne pas un de toi de la de jeunesse méprise, mais modèle frappé te deviens de les de croyables en à discours, en à tournure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annonc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liants.</text:span> <text:span text:style-name="T2">14</text:span> <text:span text:style-name="T1">Je m'ai dessein donc plus jeunes marier, engendrer enfant, être despote de maison, ne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anges, afin que ces-ci que tu gardiennes séparément de préjugement, ne pas un faisant selon inclinaison vers.</text:span> <text:span text:style-name="T2">22</text:span> <text:span text:style-name="T1">mains rapidement à ne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ne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abîment les êtres humains envers périssement et déperdition.</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annonc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annonc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e j'ai la autour de toi mémoration en à les à supplications de moi de nuit et de journée,</text:span> <text:span text:style-name="T2">4</text:span> <text:span text:style-name="T1">désirant au-dessus toi voir, se ayant fait mémoire de toi de les de larmes, afin que de joie que je sois fait plénitude,</text:span> <text:span text:style-name="T2">5</text:span> <text:span text:style-name="T1">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lie premièrement de les de fruits prendre avec au-delà.</text:span> <text:span text:style-name="T2">7</text:span> <text:span text:style-name="T1">intellige lequel je dis· donnera car à toi le Maître compréhension en à tous.</text:span> <text:span text:style-name="T2">8</text:span> <text:span text:style-name="T1">Mémore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lié·</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fais mémoire du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lie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sans force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ôtre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manqu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lie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fort d'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lie mettre sur bouche, lesquels des quelconques touts entiers maisons renversent de bas en haut enseignants lesquels ne pas lie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constitution convenables aux sacrés, ne pas diablesses ni cependant à vin à nombreux ayantes étées esclavagées, enseignantes bellement,</text:span> <text:span text:style-name="T2">4</text:span> <text:span text:style-name="T1">afin que que rendent sain d'émotion les jeunes amies des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ne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aire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ne pas un de toi pense autour.</text:span> </text:p>
      <text:p text:style-name="P4">TITE  3</text:p>
      <text:p text:style-name="Text_20_body"><text:span text:style-name="T2">1</text:span> <text:span text:style-name="T1">Fais mémoire du dessous eux à origines à autorités se subordonner, obéir à l'origine, vers tout travail bon prêts être,</text:span> <text:span text:style-name="T2">2</text:span> <text:span text:style-name="T1">ne 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conduisants au travers, détestant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auto-jugé-condamné.</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ne pas un à eux que manque.</text:span> <text:span text:style-name="T2">14</text:span> <text:span text:style-name="T1">apprennent cependant aussi les nôtre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tant meilleur se ayant devenu de les de anges à autant lequel plus différent à côté eux a hérité nom.</text:span> <text:span text:style-name="T2">5</text:span> <text:span text:style-name="T1">à Quel car dit à un moment de les de ange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anges de Dieu.</text:span> <text:span text:style-name="T2">7</text:span> <text:span text:style-name="T1">et vers certes les anges dit· celui faisant les ange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dépériront,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ange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lie plus surabondamment attenir nous à ces à ayants étés écoutés, de peur que que nous coulions à côté.</text:span> <text:span text:style-name="T2">2</text:span> <text:span text:style-name="T1">si car le par de ange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anges subordonna la écoumène celle imminante, autour de laquelle nous bavardons.</text:span> <text:span text:style-name="T2">6</text:span> <text:span text:style-name="T1">se passa témoignage cependant quelque part où un quelconque disant· quel est être humain en ce que tu te fais mémoire de lui, ou fils de être humain en ce que tu te rends supervision lui;</text:span> <text:span text:style-name="T2">7</text:span> <text:span text:style-name="T1">tu amoindris lui court un quelconque à côté ange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ange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servants lesquels à moi donna le Dieu.</text:span> <text:span text:style-name="T2">14</text:span> <text:span text:style-name="T1">Puisque donc les petits serv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ange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tel temps, de haut en bas comme a été prédit· aujourd'hui si le cas échéant de la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tant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transgressi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fait mémoire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liait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ne pas une avoir encore conscience de fautes ceux adorants une fois ayants étés purifiés;</text:span> <text:span text:style-name="T2">3</text:span> <text:span text:style-name="T1">mais en à elles remémoration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fait mémoire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tant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déperdition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lie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mémor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mémora et autour de les de os de lui se commanda.</text:span> <text:span text:style-name="T2">23</text:span> <text:span text:style-name="T1">à Croyance Môusês ayant été engendré fut caché trois mois sous de les de pères de lui, parce que virent cosmopolite le petit serv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périss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dépérit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tant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ange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le reste.</text:span> <text:span text:style-name="T2">2</text:span> <text:span text:style-name="T1">de la de amitié de l'étranger ne pas que vous vous omettez en plus, par de celle-ci car omirent des quelconques ayants traités en étrangers anges.</text:span> <text:span text:style-name="T2">3</text:span> <text:span text:style-name="T1">que vous vous faites mémoire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Mémorez de ceux de se gouvernants de vous, lesquels des quelconques bavardèrent à vous le discours de le de Dieu, de lesquels contemplants de bas en haut la issue de la de tournure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ne pas un se manquants.</text:span> <text:span text:style-name="T2">5</text:span> <text:span text:style-name="T1">Si cependant un quelconque de vous se manque de sagesse, demande à côté de celui de donnant de Dieu à tous simplement et ne pas de réprouvant, et sera donné à lui.</text:span> <text:span text:style-name="T2">6</text:span> <text:span text:style-name="T1">demande cependant en à croyance n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dépérit·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ne 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manqu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ange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tournure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éress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dépérir·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liant est, ayants étés attristés en à divers à tentations,</text:span> <text:span text:style-name="T2">7</text:span> <text:span text:style-name="T1">afin que le moyen d'épreuve de vous de la de croyance en plus grande valeur de objet d'or de ce de se dépérissant,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ange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tournure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tournure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le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tournure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transmett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tournure de bas en haut sans de discours seront gagné</text:span> <text:span text:style-name="T2">2</text:span> <text:span text:style-name="T1">ayants surveillés la en à effroi consacrée tournure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ne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le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tournure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par le fait de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ange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 en cependant à la à vertu la connaissance,</text:span> <text:span text:style-name="T2">6</text:span> <text:span text:style-name="T1">en cependant à la à connaissance la force intérieure, en cependant à la à force intérieure la résistance, en cependant à la à résistance la piété,</text:span> <text:span text:style-name="T2">7</text:span> <text:span text:style-name="T1">en cependant à la à piété la amitié fraternelle, en cependant à la à amitié fraternelle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faire mémoire du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à chaque fois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oyants ayants étés devenus de la de celui-là de magnificence.</text:span> <text:span text:style-name="T2">17</text:span> <text:span text:style-name="T1">ayant pris car à côté de Dieu de père valeur et gloire de voix de ayante étée portée à lui de telle sous de la de magnificente de gloire· le fils de moi le aimé de moi celui-ci est envers lequel moi j'estimai en bien</text:span> <text:span text:style-name="T2">18</text:span> <text:span text:style-name="T1">et celle-ci la voix nous nous écoutâmes hors de ciel ayante étée portée avec à lui étants en à le à saint à montagne.</text:span> <text:span text:style-name="T2">19</text:span> <text:span text:style-name="T1">et nous avons plus ferme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déperdition aussi le ayant acheté à l'agora eux despote se niants menants sur à eux-mêmes rapide déperdition.</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vieillement non est sans travail et la déperdition de eux non assoupit.</text:span> <text:span text:style-name="T2">4</text:span> <text:span text:style-name="T1">Si car le Dieu de anges de ayants fautés non se épargna mais à lassos de sombre nuée ayant jeté au Tartare transmit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à impies ayant posé</text:span> <text:span text:style-name="T2">7</text:span> <text:span text:style-name="T1">et juste Lot étant accablé de haut en bas sous de la de les de sans institutions en à luxure de tournure de bas en haut se délivra·</text:span> <text:span text:style-name="T2">8</text:span> <text:span text:style-name="T1">à regard car et à écout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ange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éress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voix en de être humain à voix se ayant déclar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déclar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transmis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mémoration du dessous la sincère capacité d’intelligence</text:span> <text:span text:style-name="T2">2</text:span> <text:span text:style-name="T1">être fait mémoire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vieillement et terre hors de eau et par de eau ayante dressée avec à le de le de Dieu à discours</text:span> <text:span text:style-name="T2">6</text:span> <text:span text:style-name="T1">par de lesquels le alors monde à eau ayant été baigné de flots de haut en bas se dépérit·</text:span> <text:span text:style-name="T2">7</text:span> <text:span text:style-name="T1">les cependant maintenant cieux et la terre à le à même à discours ayants étés thésaurisés sont à feu étants gardés envers journée de jugement et de déperdition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dépérir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 étants déliés.</text:span> <text:span text:style-name="T2">11</text:span> <text:span text:style-name="T1">de Ces-ci ainsi de tous de étants déliés de quels sortes lie subsister vous en à saintes à tournure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déperdition.</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ô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annonciation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ô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serv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serv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ne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annonciation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dépérissiez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ne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ferai mémoire du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transmis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Faire mémoire du dessous cependant vous je m'ai dessein, ayants sus vous une fois tous en ce que Iésous peuple hors de terre de Égypte ayant sauvé le deuxième ceux ne pas ayants crus dépérit,</text:span> <text:span text:style-name="T2">6</text:span> <text:span text:style-name="T1">ange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archange,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dépérirent.</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faits mémoire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lie se devenir en à vitesse, et signifia ayant envoyé par de le de ange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voix de lui comm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anges de les de sept de églises sont et les chandeliers les sept sept églises sont.</text:span> </text:p>
      <text:p text:style-name="P4">APOCALYPSE  2</text:p>
      <text:p text:style-name="Text_20_body"><text:span text:style-name="T2">1</text:span> <text:span text:style-name="T1">à Le à ange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mémore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ange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ne 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ange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ange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ange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mémore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anges de lui.</text:span> <text:span text:style-name="T2">6</text:span> <text:span text:style-name="T1">Celui ayant oreille écoute quel le souffle dit à les à églises.</text:span> <text:span text:style-name="T2">7</text:span> <text:span text:style-name="T1">Et à le à ange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n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ange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conseil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voix la première laquelle j'écoutai comme de trompette salpinx de bavardante avec de moi disant· monte ici, et je montrerai à toi lesquels lie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ange tenace annonçant en à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voix de anges de nombreux en cercle de le de trône et de les de êtres vivants et de les de plus anciens, et était le nombre de eux myriades de myriades et milliers de milliers</text:span> <text:span text:style-name="T2">12</text:span> <text:span text:style-name="T1">disants à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ange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ange montant au loin de levant de soleil ayant sceau de Dieu de vivant, et croassa à voix à grande à les à quatre à ange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voix à grande disants· la sauvetage à le à Dieu de nous à celui à se étant assis sur à le à trône et à le à petit agneau.</text:span> <text:span text:style-name="T2">11</text:span> <text:span text:style-name="T1">Et tous les ange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anges lesquels en devant de le de Dieu ont dressé, et furent donné à eux sept trompettes salpinx.</text:span> <text:span text:style-name="T2">3</text:span> <text:span text:style-name="T1">Et autre ange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ange en devant de le de Dieu.</text:span> <text:span text:style-name="T2">5</text:span> <text:span text:style-name="T1">et a pris le ange le encensoir à oliban et remplit pleinement lui hors de le de feu de le de autel des sacrifices et jeta envers la terre, et se devinrent tonnerres et voix et éclairs et séisme.</text:span> <text:span text:style-name="T2">6</text:span> <text:span text:style-name="T1">Et les sept ange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ange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ange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ange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voix à grande· Ouai Ouai Ouai ceux établissants maison d'habitation sur de la de terre hors de les de restantes de voix de la de trompette salpinx de les de trois de anges de ceux de imminants trompetter salpinx.</text:span> </text:p>
      <text:p text:style-name="P4">APOCALYPSE  9</text:p>
      <text:p text:style-name="Text_20_body"><text:span text:style-name="T2">1</text:span> <text:span text:style-name="T1">Et le cinquième ange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voix de les de ailes de elles comm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ange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ange trompetta salpinx· et j'écoutai voix une hors de les [de quatre] de cornes de le de autel des sacrifices de le de d'or de ce en devant de le de Dieu,</text:span> <text:span text:style-name="T2">14</text:span> <text:span text:style-name="T1">disante à le à sixième à ange, celui ayant la trompette salpinx· délie les quatre anges ceux ayants étés liés sur à le à fleuve à le à grand à Euphrate.</text:span> <text:span text:style-name="T2">15</text:span> <text:span text:style-name="T1">et furent délié les quatre ange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ange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voix à grande comme certes lion se mugit. et lorsque croassa, bavardèrent les sept tonnerres les de elles-mêmes voix.</text:span> <text:span text:style-name="T2">4</text:span> <text:span text:style-name="T1">et lorsque bavardèrent les sept tonnerres, j'imminais grapher, et j'écoutai voix hors de le de ciel disante· scelle lesquels bavardèrent les sept tonnerres, et ne pas eux que tu graphes.</text:span> <text:span text:style-name="T2">5</text:span> <text:span text:style-name="T1">Et le ange,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voix de le de septième de ange, lorsque le cas échéant que immine trompetter salpinx, aussi fut achevé le mystère de le de Dieu, comme évangélisa les de lui-même mâles esclaves les prophètes.</text:span> <text:span text:style-name="T2">8</text:span> <text:span text:style-name="T1">Et la voix laquelle j'écoutai hors de le de ciel de nouveau bavardante avec de moi et disante· dirige en arrière prends le papier de bible ce ayant été ouvert en à la à main de le de ange de celui de ayant dressé sur de la de mer et sur de la de terre.</text:span> <text:span text:style-name="T2">9</text:span> <text:span text:style-name="T1">et j'éloignai vers le ange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ange et je mangeai complètement lui, et était en à le à bouche de moi comme miel sucré et lorsque je mangeai lui, fut amertumé la cavité ventrale de moi.</text:span> <text:span text:style-name="T2">11</text:span> <text:span text:style-name="T1">et disent à moi· lie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lie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ange trompetta salpinx· et se devinrent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anges de lui de ce guerroyer avec de le de dragon. et le dragon guerroya et les ange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anges de lui avec de lui furent jeté.</text:span> <text:span text:style-name="T2">10</text:span> <text:span text:style-name="T1">et j'écoutai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lie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voix hors de le de ciel comme voix de eaux de nombreux et comme voix de tonnerre de grande, et la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ange se volant en à milieu du ciel, ayant évangile éternel évangéliser sur ceux se étants assis sur de la de terre et sur tout ethnie et tribu et langue et peuple,</text:span> <text:span text:style-name="T2">7</text:span> <text:span text:style-name="T1">disant en à voix à grande· soyez effrayés le Dieu et donnez à lui gloire, en ce que vint la heure de la de jugement de lui, et prosternez vers à celui à ayant fait le ciel et la terre et mer et sources de eaux.</text:span> <text:span text:style-name="T2">8</text:span> <text:span text:style-name="T1">Et autre ange deuxième suivit disant· tomba tomba Babylone la grande laquelle hors de le de vin de le de fureur de la de pornation de elle a donné à boire tous les ethnies.</text:span> <text:span text:style-name="T2">9</text:span> <text:span text:style-name="T1">Et autre ange troisième suivit à eux disant en à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ange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ange sortit hors de le de temple croassant en à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ange sortit hors de le de temple de celui en à le à ciel ayant aussi lui faucille acéré.</text:span> <text:span text:style-name="T2">18</text:span> <text:span text:style-name="T1">et autre ange [sortit] hors de le de autel des sacrifices [celui] ayant autorité sur de le de feu, et voixa à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ange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ange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ange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ange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anges.</text:span> </text:p>
      <text:p text:style-name="P4">APOCALYPSE  16</text:p>
      <text:p text:style-name="Text_20_body"><text:span text:style-name="T2">1</text:span> <text:span text:style-name="T1">Et j'écoutai de grande de voix hors de le de temple de disante à les à sept à ange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ange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voix grande hors de le de temple au loin de le de trône disante· a devenu.</text:span> <text:span text:style-name="T2">18</text:span> <text:span text:style-name="T1">et se devinrent éclairs et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fait mémoire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ange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ange·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déperdition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lie rester.</text:span> <text:span text:style-name="T2">11</text:span> <text:span text:style-name="T1">et le bête sauvage lequel était et non est aussi lui-même huitième est et hors de les de sept est, et envers déperdition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ange descendant hors de le de ciel ayant autorité grande, et la terre fut illuminé hors de la de gloire de lui.</text:span> <text:span text:style-name="T2">2</text:span> <text:span text:style-name="T1">et croassa en à tenace à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mémora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tel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dépérit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tel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ange tenace pierre comme de meule grand et jeta envers la mer disant· ainsi à ruée sera jeté Babylone la grande cité et non ne pas que soit trouvé encore.</text:span> <text:span text:style-name="T2">22</text:span> <text:span text:style-name="T1">et voix de citharistes et de musiciens et de flûtistes et de trompettistes salpinx non ne pas que soit écouté en à toi encore, et tout technicien de toute de technicité non ne pas que soit trouvé en à toi encore, et voix de meule non ne pas que soit écouté en à toi encore,</text:span> <text:span text:style-name="T2">23</text:span> <text:span text:style-name="T1">et lumière de chandelle non ne pas que apparaisse en lumière en à toi encore, et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voix au loin de le de trône sortit disante· louez à le à Dieu de nous tous les mâles esclaves de lui [et] ceux se effrayants lui, les petits et les grands.</text:span> <text:span text:style-name="T2">6</text:span> <text:span text:style-name="T1">Et j'écoutai comme voix de foule de nombreux et comme voix de eaux de nombreux et comm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ange ayant dressé en à le à soleil et croassa [en] à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ange descendant hors de le de ciel ayant la clef de la de abysse et chaîne grande sur la main de lui.</text:span> <text:span text:style-name="T2">2</text:span> <text:span text:style-name="T1">et saisit avec force le dragon, le serpent le originaire, lequel est Diable et le Satanas, et lia lui mille ans</text:span> <text:span text:style-name="T2">3</text:span> <text:span text:style-name="T1">et jeta lui envers la abysse et ferma à clef et scella sur le haut de lui, afin que ne pas que égare encore les ethnies jusqu'à l'extrémité que soit achevé les mille ans. après ces-ci lie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ange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ange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ange.</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ange de lui montrer à les à mâles esclaves de lui lesquels lie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ange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ange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096" meta:character-count="1172706" meta:non-whitespace-character-count="947595"/>
    <meta:generator>LibreOffice/7.2.4.1$Windows_X86_64 LibreOffice_project/27d75539669ac387bb498e35313b970b7fe9c4f9</meta:generator>
    <meta:user-defined meta:name="viewport">width=device-width, initial-scale=1</meta:user-defined>
  </office:meta>
</office:document-meta>
</file>